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language="en" fo:country="US"/>
    </style:style>
    <style:style style:name="T2" style:family="text">
      <style:text-properties style:text-position="super 58%" fo:language="en" fo:country="US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ro <text:span text:style-name="T1">CompPhysics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Ex11 – Report</text:span></text:p>
      <text:p text:style-name="Standard"><text:span text:style-name="T1"/></text:p>
      <text:p text:style-name="Standard"><text:span text:style-name="T1">Rafael Kueng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Some remarks:</text:span></text:p>
      <text:list xml:id="list27590757" text:style-name="L1">
        <text:list-item>
          <text:p text:style-name="P1"><text:span text:style-name="T1">The first three plots are solutions for task1, 2 and 3; with N = 51, i.e. 51 x 51 = 2601 grid points, and left run until the max change epsilon of a node in one run was &lt;10e-4. (run A)</text:span></text:p>
        </text:list-item>
        <text:list-item>
          <text:p text:style-name="P1"><text:span text:style-name="T1">The 4</text:span><text:span text:style-name="T2">th</text:span><text:span text:style-name="T1">, 5</text:span><text:span text:style-name="T2">th</text:span><text:span text:style-name="T1"> and 6</text:span><text:span text:style-name="T2">th</text:span><text:span text:style-name="T1"> plots are with N=101, 10201 grid points, epsilon &lt; 10e-6 (run B)</text:span></text:p>
        </text:list-item>
        <text:list-item>
          <text:p text:style-name="P1"><text:span text:style-name="T1">Plots 7,8 and 9 are done with low resolution (N = 21, 441 grid points) but high epsilon = 10e-10.</text:span></text:p>
        </text:list-item>
        <text:list-item>
          <text:p text:style-name="P1"><text:span text:style-name="T1">It seems like the numpy python gradient function has got a bug, as they look quite strange, whereas the values and the contours look ok.</text:span></text:p>
        </text:list-item>
        <text:list-item>
          <text:p text:style-name="P1"><text:span text:style-name="T1">Statistics:</text:span></text:p>
          <text:list>
            <text:list-item>
              <text:p text:style-name="P1"><text:span text:style-name="T1">Run A: (runtime ~3min)</text:span></text:p>
              <text:list>
                <text:list-item>
                  <text:p text:style-name="P1"><text:span text:style-name="T1">task1: Jacobi: 160, Seidel 81 steps</text:span></text:p>
                </text:list-item>
                <text:list-item>
                  <text:p text:style-name="P1"><text:span text:style-name="T1">task2: Jacobi: 153, Seidel 78 steps</text:span></text:p>
                </text:list-item>
                <text:list-item>
                  <text:p text:style-name="P1"><text:span text:style-name="T1">task2: Jacobi: 212, Seidel 153 steps</text:span></text:p>
                </text:list-item>
              </text:list>
            </text:list-item>
            <text:list-item>
              <text:p text:style-name="P1"><text:span text:style-name="T1">Run B: (runtime ~15min)</text:span></text:p>
              <text:list>
                <text:list-item>
                  <text:p text:style-name="P1"><text:span text:style-name="T1">task1: Jacobi: 6070, Seidel 3036 steps</text:span></text:p>
                </text:list-item>
                <text:list-item>
                  <text:p text:style-name="P1"><text:span text:style-name="T1">task2: Jacobi: 4682, Seidel 2364 steps</text:span></text:p>
                </text:list-item>
                <text:list-item>
                  <text:p text:style-name="P1"><text:span text:style-name="T1">task2: Jacobi: 6892, Seidel 3840 steps</text:span></text:p>
                </text:list-item>
              </text:list>
            </text:list-item>
            <text:list-item>
              <text:p text:style-name="P1"><text:span text:style-name="T1">Run C: (runtime ~1min)</text:span></text:p>
              <text:list>
                <text:list-item>
                  <text:p text:style-name="P1"><text:span text:style-name="T1">task1: Jacobi: 1246, Seidel 624 steps</text:span></text:p>
                </text:list-item>
                <text:list-item>
                  <text:p text:style-name="P1"><text:span text:style-name="T1">task2: Jacobi: 1190, Seidel 601 steps</text:span></text:p>
                </text:list-item>
                <text:list-item>
                  <text:p text:style-name="P1"><text:span text:style-name="T1">task2: Jacobi: 1278, Seidel 656 steps</text:span></text:p>
                </text:list-item>
              </text:list>
            </text:list-item>
          </text:list>
        </text:list-item>
        <text:list-item>
          <text:p text:style-name="P1"><text:span text:style-name="T1">Comparing the results, one can say, for this problem, the resolution is not as important as the epsilon, but costs heavily CPU-time. (O^2). Also for some reason the Gauss-Seidel algorithm takes around half as many steps to reach a certain precession as does Jacobi relaxation.</text:span></text:p>
        </text:list-item>
      </text:list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Küng</meta:initial-creator>
    <meta:creation-date>2011-12-13T07:45:24.60</meta:creation-date>
    <dc:date>2011-12-13T08:25:05.57</dc:date>
    <dc:creator>Rafael Küng</dc:creator>
    <meta:editing-duration>PT39M39S</meta:editing-duration>
    <meta:editing-cycles>7</meta:editing-cycles>
    <meta:generator>LibreOffice/3.3$Win32 LibreOffice_project/330m19$Build-202</meta:generator>
    <meta:document-statistic meta:table-count="0" meta:image-count="0" meta:object-count="0" meta:page-count="1" meta:paragraph-count="22" meta:word-count="242" meta:character-count="1260"/>
  </office:meta>
</office:document-meta>
</file>